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0f9" officeooo:paragraph-rsid="0000e0f9"/>
    </style:style>
    <style:style style:name="P2" style:family="paragraph" style:parent-style-name="Standard">
      <style:text-properties officeooo:rsid="0000e0f9" officeooo:paragraph-rsid="0014db80"/>
    </style:style>
    <style:style style:name="P3" style:family="paragraph" style:parent-style-name="Standard">
      <style:text-properties officeooo:rsid="0009256a" officeooo:paragraph-rsid="0014db80"/>
    </style:style>
    <style:style style:name="P4" style:family="paragraph" style:parent-style-name="Standard">
      <style:text-properties officeooo:rsid="000ae741" officeooo:paragraph-rsid="000ae741"/>
    </style:style>
    <style:style style:name="P5" style:family="paragraph" style:parent-style-name="Standard">
      <style:text-properties officeooo:rsid="000c0f62" officeooo:paragraph-rsid="000c0f62"/>
    </style:style>
    <style:style style:name="P6" style:family="paragraph" style:parent-style-name="Standard">
      <style:text-properties officeooo:rsid="000e5b14" officeooo:paragraph-rsid="000e5b14"/>
    </style:style>
    <style:style style:name="P7" style:family="paragraph" style:parent-style-name="Standard">
      <style:text-properties officeooo:rsid="000e5b14" officeooo:paragraph-rsid="000fb70d"/>
    </style:style>
    <style:style style:name="P8" style:family="paragraph" style:parent-style-name="Standard">
      <style:text-properties officeooo:rsid="000e5b14" officeooo:paragraph-rsid="0014db80"/>
    </style:style>
    <style:style style:name="P9" style:family="paragraph" style:parent-style-name="Standard">
      <style:text-properties officeooo:rsid="000e5b14" officeooo:paragraph-rsid="002dde28"/>
    </style:style>
    <style:style style:name="P10" style:family="paragraph" style:parent-style-name="Standard">
      <style:text-properties officeooo:rsid="000e5b14" officeooo:paragraph-rsid="002fcb59"/>
    </style:style>
    <style:style style:name="P11" style:family="paragraph" style:parent-style-name="Standard">
      <style:text-properties officeooo:rsid="00292a1c" officeooo:paragraph-rsid="00292a1c"/>
    </style:style>
    <style:style style:name="P12" style:family="paragraph" style:parent-style-name="Standard">
      <style:text-properties officeooo:paragraph-rsid="000fb70d"/>
    </style:style>
    <style:style style:name="P13" style:family="paragraph" style:parent-style-name="Standard">
      <style:text-properties officeooo:paragraph-rsid="002dde28"/>
    </style:style>
    <style:style style:name="P14" style:family="paragraph" style:parent-style-name="Standard">
      <style:text-properties officeooo:paragraph-rsid="002fcb59"/>
    </style:style>
    <style:style style:name="P15" style:family="paragraph" style:parent-style-name="Standard">
      <style:text-properties officeooo:rsid="002fda36" officeooo:paragraph-rsid="0031b04c"/>
    </style:style>
    <style:style style:name="P16" style:family="paragraph" style:parent-style-name="Standard">
      <style:text-properties officeooo:rsid="0039c442" officeooo:paragraph-rsid="0039c442"/>
    </style:style>
    <style:style style:name="P17" style:family="paragraph" style:parent-style-name="Standard">
      <style:text-properties officeooo:rsid="003b29c0" officeooo:paragraph-rsid="003b29c0"/>
    </style:style>
    <style:style style:name="P18" style:family="paragraph" style:parent-style-name="Text_20_body">
      <style:text-properties officeooo:rsid="00156717" officeooo:paragraph-rsid="00156717"/>
    </style:style>
    <style:style style:name="P19" style:family="paragraph" style:parent-style-name="Text_20_body">
      <style:text-properties officeooo:rsid="001845c4" officeooo:paragraph-rsid="001845c4"/>
    </style:style>
    <style:style style:name="P20" style:family="paragraph" style:parent-style-name="Text_20_body">
      <style:text-properties officeooo:rsid="001845c4" officeooo:paragraph-rsid="002371ab"/>
    </style:style>
    <style:style style:name="P21" style:family="paragraph" style:parent-style-name="Text_20_body">
      <style:text-properties officeooo:rsid="001845c4" officeooo:paragraph-rsid="002846a8"/>
    </style:style>
    <style:style style:name="P22" style:family="paragraph" style:parent-style-name="Text_20_body">
      <style:text-properties officeooo:paragraph-rsid="00190711"/>
    </style:style>
    <style:style style:name="P23" style:family="paragraph" style:parent-style-name="Text_20_body">
      <style:text-properties officeooo:rsid="001ad340" officeooo:paragraph-rsid="00201af4"/>
    </style:style>
    <style:style style:name="P24" style:family="paragraph" style:parent-style-name="Text_20_body">
      <style:text-properties officeooo:rsid="001c850c" officeooo:paragraph-rsid="00201af4"/>
    </style:style>
    <style:style style:name="P25" style:family="paragraph" style:parent-style-name="Text_20_body">
      <style:text-properties officeooo:rsid="0000e0f9" officeooo:paragraph-rsid="00201af4"/>
    </style:style>
    <style:style style:name="P26" style:family="paragraph" style:parent-style-name="Text_20_body">
      <style:text-properties officeooo:paragraph-rsid="0026937e"/>
    </style:style>
    <style:style style:name="P27" style:family="paragraph" style:parent-style-name="Text_20_body">
      <style:text-properties officeooo:rsid="002846a8" officeooo:paragraph-rsid="002846a8"/>
    </style:style>
    <style:style style:name="P28" style:family="paragraph" style:parent-style-name="Text_20_body">
      <style:text-properties officeooo:rsid="002cc390" officeooo:paragraph-rsid="002dde28"/>
    </style:style>
    <style:style style:name="P29" style:family="paragraph" style:parent-style-name="Text_20_body">
      <style:text-properties officeooo:rsid="002cc390" officeooo:paragraph-rsid="00300c9b"/>
    </style:style>
    <style:style style:name="P30" style:family="paragraph" style:parent-style-name="Text_20_body">
      <style:text-properties officeooo:paragraph-rsid="002cc390"/>
    </style:style>
    <style:style style:name="P31" style:family="paragraph" style:parent-style-name="Text_20_body">
      <style:text-properties officeooo:rsid="002dd617" officeooo:paragraph-rsid="002dde28"/>
    </style:style>
    <style:style style:name="P32" style:family="paragraph" style:parent-style-name="Text_20_body">
      <style:text-properties officeooo:paragraph-rsid="002fcb59"/>
    </style:style>
    <style:style style:name="P33" style:family="paragraph" style:parent-style-name="Text_20_body">
      <style:text-properties officeooo:rsid="00353392" officeooo:paragraph-rsid="00353392"/>
    </style:style>
    <style:style style:name="P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2" style:list-style-name=""/>
    <style:style style:name="P38" style:family="paragraph" style:parent-style-name="Heading_20_2">
      <style:text-properties officeooo:paragraph-rsid="0014db80"/>
    </style:style>
    <style:style style:name="P39" style:family="paragraph" style:parent-style-name="Heading_20_2">
      <style:text-properties officeooo:rsid="0000e0f9" officeooo:paragraph-rsid="0014db80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Heading_20_3">
      <style:text-properties officeooo:rsid="00353392" officeooo:paragraph-rsid="00353392"/>
    </style:style>
    <style:style style:name="P42" style:family="paragraph" style:parent-style-name="Heading_20_3">
      <style:text-properties officeooo:rsid="0026937e" officeooo:paragraph-rsid="00353392"/>
    </style:style>
    <style:style style:name="P43" style:family="paragraph" style:parent-style-name="Heading_20_3">
      <style:text-properties officeooo:rsid="0026937e" officeooo:paragraph-rsid="0026937e"/>
    </style:style>
    <style:style style:name="P44" style:family="paragraph" style:parent-style-name="Heading_20_3">
      <style:text-properties officeooo:rsid="00187a26" officeooo:paragraph-rsid="00187a26"/>
    </style:style>
    <style:style style:name="P45" style:family="paragraph" style:parent-style-name="Heading_20_3">
      <style:text-properties officeooo:rsid="00187a26" officeooo:paragraph-rsid="002fcb59"/>
    </style:style>
    <style:style style:name="P46" style:family="paragraph" style:parent-style-name="Heading_20_3">
      <style:text-properties officeooo:rsid="00156717" officeooo:paragraph-rsid="00156717"/>
    </style:style>
    <style:style style:name="P47" style:family="paragraph" style:parent-style-name="Heading_20_3">
      <style:text-properties officeooo:paragraph-rsid="00187a26"/>
    </style:style>
    <style:style style:name="P48" style:family="paragraph" style:parent-style-name="Heading_20_3">
      <style:text-properties officeooo:paragraph-rsid="0014db80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Standard">
      <style:text-properties officeooo:rsid="0031b04c" officeooo:paragraph-rsid="0031b04c"/>
    </style:style>
    <style:style style:name="P52" style:family="paragraph" style:parent-style-name="Standard">
      <style:text-properties officeooo:rsid="003c00f8" officeooo:paragraph-rsid="003c00f8"/>
    </style:style>
    <style:style style:name="P53" style:family="paragraph" style:parent-style-name="Standard">
      <style:text-properties officeooo:rsid="0000e0f9" officeooo:paragraph-rsid="0000e0f9"/>
    </style:style>
    <style:style style:name="P54" style:family="paragraph" style:parent-style-name="Standard">
      <style:text-properties officeooo:rsid="0000e0f9" officeooo:paragraph-rsid="003c00f8"/>
    </style:style>
    <style:style style:name="P55" style:family="paragraph" style:parent-style-name="Text_20_body">
      <style:text-properties officeooo:rsid="002846a8" officeooo:paragraph-rsid="002846a8"/>
    </style:style>
    <style:style style:name="P56" style:family="paragraph" style:parent-style-name="Text_20_body">
      <style:text-properties officeooo:rsid="001845c4" officeooo:paragraph-rsid="003e8622"/>
    </style:style>
    <style:style style:name="T1" style:family="text">
      <style:text-properties officeooo:rsid="00054b5d"/>
    </style:style>
    <style:style style:name="T2" style:family="text">
      <style:text-properties officeooo:rsid="00073204"/>
    </style:style>
    <style:style style:name="T3" style:family="text">
      <style:text-properties officeooo:rsid="000c4627"/>
    </style:style>
    <style:style style:name="T4" style:family="text">
      <style:text-properties officeooo:rsid="000d3a63"/>
    </style:style>
    <style:style style:name="T5" style:family="text">
      <style:text-properties officeooo:rsid="000fb70d"/>
    </style:style>
    <style:style style:name="T6" style:family="text">
      <style:text-properties officeooo:rsid="00190711"/>
    </style:style>
    <style:style style:name="T7" style:family="text">
      <style:text-properties officeooo:rsid="002432ec"/>
    </style:style>
    <style:style style:name="T8" style:family="text">
      <style:text-properties officeooo:rsid="00258a7b"/>
    </style:style>
    <style:style style:name="T9" style:family="text">
      <style:text-properties officeooo:rsid="0026937e"/>
    </style:style>
    <style:style style:name="T10" style:family="text">
      <style:text-properties officeooo:rsid="002846a8"/>
    </style:style>
    <style:style style:name="T11" style:family="text">
      <style:text-properties officeooo:rsid="002cc390"/>
    </style:style>
    <style:style style:name="T12" style:family="text">
      <style:text-properties officeooo:rsid="002fcb59"/>
    </style:style>
    <style:style style:name="T13" style:family="text">
      <style:text-properties officeooo:rsid="00300c9b"/>
    </style:style>
    <style:style style:name="T14" style:family="text">
      <style:text-properties officeooo:rsid="0031b04c"/>
    </style:style>
    <style:style style:name="T15" style:family="text">
      <style:text-properties officeooo:rsid="0036f151"/>
    </style:style>
    <style:style style:name="T16" style:family="text">
      <style:text-properties officeooo:rsid="003c00f8"/>
    </style:style>
    <style:style style:name="T17" style:family="text">
      <style:text-properties officeooo:rsid="003c9da3"/>
    </style:style>
    <style:style style:name="T18" style:family="text">
      <style:text-properties officeooo:rsid="003e8622"/>
    </style:style>
    <style:style style:name="T19" style:family="text">
      <style:text-properties officeooo:rsid="003ea96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Title">Atari <text:span text:style-name="T16">Budget</text:span> Cartridge Programmer</text:p>
      <text:p text:style-name="Subtitle">Serial Protocol</text:p>
      <text:p text:style-name="P1"/>
      <text:p text:style-name="P1"/>
      <text:p text:style-name="P1"/>
      <text:p text:style-name="P1"/>
      <text:p text:style-name="P1"/>
      <text:p text:style-name="P52">Author:<text:tab/>Justin Lane (<text:a xlink:type="simple" xlink:href="mailto:atari2600@jigglesoft.co.uk" text:style-name="Internet_20_link" text:visited-style-name="Visited_20_Internet_20_Link">atari2600@jigglesoft.co.uk</text:a>)</text:p>
      <text:p text:style-name="P52">Date:<text:tab/><text:tab/>2019-02-13 17:20</text:p>
      <text:p text:style-name="P52">Version:<text:tab/>0.0.1</text:p>
      <text:p text:style-name="P54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5">Table of Contents</text:p>
          </text:index-title>
          <text:p text:style-name="P49"><text:a xlink:type="simple" xlink:href="#__RefHeading___Toc460_1468487478" text:style-name="Index_20_Link" text:visited-style-name="Index_20_Link">Introduction<text:tab/>3</text:a></text:p>
          <text:p text:style-name="P49"><text:a xlink:type="simple" xlink:href="#__RefHeading___Toc212_2010554431" text:style-name="Index_20_Link" text:visited-style-name="Index_20_Link">USB CDC Serial Communication Protocol<text:tab/>4</text:a></text:p>
          <text:p text:style-name="P50"><text:a xlink:type="simple" xlink:href="#__RefHeading___Toc214_2010554431" text:style-name="Index_20_Link" text:visited-style-name="Index_20_Link">Common<text:tab/>4</text:a></text:p>
          <text:p text:style-name="P34"><text:a xlink:type="simple" xlink:href="#__RefHeading___Toc462_1468487478" text:style-name="Index_20_Link" text:visited-style-name="Index_20_Link">Hello<text:tab/>4</text:a></text:p>
          <text:p text:style-name="P34"><text:a xlink:type="simple" xlink:href="#__RefHeading___Toc464_1468487478" text:style-name="Index_20_Link" text:visited-style-name="Index_20_Link">Reset<text:tab/>4</text:a></text:p>
          <text:p text:style-name="P34"><text:a xlink:type="simple" xlink:href="#__RefHeading___Toc264_1209043716" text:style-name="Index_20_Link" text:visited-style-name="Index_20_Link">Request Status<text:tab/>4</text:a></text:p>
          <text:p text:style-name="P34"><text:a xlink:type="simple" xlink:href="#__RefHeading___Toc216_2010554431" text:style-name="Index_20_Link" text:visited-style-name="Index_20_Link">Request Cartridge Detection<text:tab/>4</text:a></text:p>
          <text:p text:style-name="P50"><text:a xlink:type="simple" xlink:href="#__RefHeading___Toc266_1209043716" text:style-name="Index_20_Link" text:visited-style-name="Index_20_Link">Low Level Access<text:tab/>6</text:a></text:p>
          <text:p text:style-name="P50"><text:a xlink:type="simple" xlink:href="#__RefHeading___Toc218_2010554431" text:style-name="Index_20_Link" text:visited-style-name="Index_20_Link">Programmable Flash ROM<text:tab/>7</text:a></text:p>
          <text:p text:style-name="P34"><text:a xlink:type="simple" xlink:href="#__RefHeading___Toc220_2010554431" text:style-name="Index_20_Link" text:visited-style-name="Index_20_Link">Request Flash Memory Info<text:tab/>7</text:a></text:p>
          <text:p text:style-name="P34"><text:a xlink:type="simple" xlink:href="#__RefHeading___Toc268_1209043716" text:style-name="Index_20_Link" text:visited-style-name="Index_20_Link">Erase All Flash Memory<text:tab/>7</text:a></text:p>
          <text:p text:style-name="P34"><text:a xlink:type="simple" xlink:href="#__RefHeading___Toc275_1209043716" text:style-name="Index_20_Link" text:visited-style-name="Index_20_Link">Erase Flash Memory Sector<text:tab/>7</text:a></text:p>
          <text:p text:style-name="P34"><text:a xlink:type="simple" xlink:href="#__RefHeading___Toc222_20105544311" text:style-name="Index_20_Link" text:visited-style-name="Index_20_Link">Download to PC from Programmer RAM<text:tab/>7</text:a></text:p>
          <text:p text:style-name="P34"><text:a xlink:type="simple" xlink:href="#__RefHeading___Toc234_2010554431" text:style-name="Index_20_Link" text:visited-style-name="Index_20_Link">Upload from PC to Programmer RAM<text:tab/>7</text:a></text:p>
          <text:p text:style-name="P34"><text:a xlink:type="simple" xlink:href="#__RefHeading___Toc236_2010554431" text:style-name="Index_20_Link" text:visited-style-name="Index_20_Link">Download to Programmer RAM from Flash ROM<text:tab/>8</text:a></text:p>
          <text:p text:style-name="P34"><text:a xlink:type="simple" xlink:href="#__RefHeading___Toc238_2010554431" text:style-name="Index_20_Link" text:visited-style-name="Index_20_Link">Upload from Programmer RAM to Flash ROM<text:tab/>8</text:a></text:p>
          <text:p text:style-name="P34"><text:a xlink:type="simple" xlink:href="#__RefHeading___Toc224_20105544311" text:style-name="Index_20_Link" text:visited-style-name="Index_20_Link">YYY Info<text:tab/>8</text:a></text:p>
          <text:p text:style-name="P50"><text:a xlink:type="simple" xlink:href="#__RefHeading___Toc226_2010554431" text:style-name="Index_20_Link" text:visited-style-name="Index_20_Link">Dumper ROM<text:tab/>8</text:a></text:p>
          <text:p text:style-name="P34"><text:a xlink:type="simple" xlink:href="#__RefHeading___Toc222_2010554431" text:style-name="Index_20_Link" text:visited-style-name="Index_20_Link">XXX Size<text:tab/>8</text:a></text:p>
          <text:p text:style-name="P34"><text:a xlink:type="simple" xlink:href="#__RefHeading___Toc224_2010554431" text:style-name="Index_20_Link" text:visited-style-name="Index_20_Link">YYY Info<text:tab/>8</text:a></text:p>
        </text:index-body>
      </text:table-of-content>
      <text:p text:style-name="P1"/>
      <text:p text:style-name="P1"/>
      <text:h text:style-name="P36" text:outline-level="1"><text:bookmark-start text:name="__RefHeading___Toc460_1468487478"/>Introduction<text:bookmark-end text:name="__RefHeading___Toc460_1468487478"/></text:h>
      <text:p text:style-name="P1"/>
      <text:p text:style-name="P1"/>
      <text:p text:style-name="P1"/>
      <text:h text:style-name="P36" text:outline-level="1"><text:bookmark-start text:name="__RefHeading___Toc212_2010554431"/>USB CDC Serial Communication Protocol<text:bookmark-end text:name="__RefHeading___Toc212_2010554431"/></text:h>
      <text:p text:style-name="P1">Terminology</text:p>
      <text:p text:style-name="P1">Sector:<text:tab/><text:tab/>4KB bank/page of ROM</text:p>
      <text:p text:style-name="P1"/>
      <text:p text:style-name="P1">Lines terminated by LF (CR ignored).</text:p>
      <text:p text:style-name="P1">Anything following ‘;’ is ignored (comments).</text:p>
      <text:p text:style-name="P17">Buffer is filled with chars. On LF and buffer not overflow parse and execute.</text:p>
      <text:p text:style-name="P17">On Comment ‘;’ stop filling buffer.</text:p>
      <text:p text:style-name="P16">Max line length = 128</text:p>
      <text:p text:style-name="P1">Lines start with:</text:p>
      <text:p text:style-name="P1"><text:tab/>; = Comment</text:p>
      <text:p text:style-name="P1"><text:tab/>&lt; = Download</text:p>
      <text:p text:style-name="P1"><text:tab/>&gt; = Upload</text:p>
      <text:p text:style-name="P1"><text:tab/><text:span text:style-name="T1">{ = Rip Cart Data</text:span></text:p>
      <text:p text:style-name="P1"><text:tab/><text:span text:style-name="T1">} = Write Cart Data</text:span></text:p>
      <text:p text:style-name="P1"><text:tab/>? = Query</text:p>
      <text:p text:style-name="P1"><text:tab/>! = Command</text:p>
      <text:p text:style-name="P1"/>
      <text:p text:style-name="P1"><text:tab/>= = Result</text:p>
      <text:p text:style-name="P1"><text:tab/><text:span text:style-name="T7">~ = Abort???</text:span></text:p>
      <text:p text:style-name="P1"><text:tab/><text:span text:style-name="T7"># = ???</text:span></text:p>
      <text:p text:style-name="P1"><text:tab/>* <text:span text:style-name="T8">= ???</text:span></text:p>
      <text:h text:style-name="Heading_20_2" text:outline-level="2"><text:bookmark-start text:name="__RefHeading___Toc214_2010554431"/>Common<text:bookmark-end text:name="__RefHeading___Toc214_2010554431"/></text:h>
      <text:h text:style-name="P41" text:outline-level="3"><text:bookmark-start text:name="__RefHeading___Toc462_1468487478"/>Hello<text:bookmark-end text:name="__RefHeading___Toc462_1468487478"/></text:h>
      <text:p text:style-name="P33"><text:span text:style-name="T15">Send </text:span>LF’<text:span text:style-name="T15">s UNTIL</text:span></text:p>
      <text:p text:style-name="P33">; HELLO</text:p>
      <text:p text:style-name="P33"/>
      <text:p text:style-name="P33"/>
      <text:p text:style-name="P33">????</text:p>
      <text:p text:style-name="P33"/>
      <text:h text:style-name="P42" text:outline-level="3"><text:bookmark-start text:name="__RefHeading___Toc464_1468487478"/>Reset<text:bookmark-end text:name="__RefHeading___Toc464_1468487478"/></text:h>
      <text:h text:style-name="P43" text:outline-level="3"><text:bookmark-start text:name="__RefHeading___Toc264_1209043716"/>Request Status<text:bookmark-end text:name="__RefHeading___Toc264_1209043716"/></text:h>
      <text:p text:style-name="P26"><text:tab/>?<text:span text:style-name="T9">STATUS</text:span></text:p>
      <text:h text:style-name="Heading_20_3" text:outline-level="3"><text:bookmark-start text:name="__RefHeading___Toc216_2010554431"/>Request Cartridge Detection<text:bookmark-end text:name="__RefHeading___Toc216_2010554431"/></text:h>
      <text:p text:style-name="P1">Detect Cartridge:</text:p>
      <text:p text:style-name="P1"><text:tab/>Input (command):<text:tab/>DET_CART</text:p>
      <text:p text:style-name="P1"><text:tab/>Output (bitmap):<text:tab/>0 = None, 1 = ROM, 2 = Flash, 3 = ROM+Flash (error)</text:p>
      <text:p text:style-name="P1"/>
      <text:p text:style-name="P4">query programmer capabilities</text:p>
      <text:p text:style-name="P4">query programmer versions</text:p>
      <text:p text:style-name="P5"><text:soft-page-break/>connect/open to cartridge</text:p>
      <text:p text:style-name="P5">disconnect/close cartridge</text:p>
      <text:p text:style-name="P5"/>
      <text:p text:style-name="P5"/>
      <text:p text:style-name="P11">Checksums</text:p>
      <text:p text:style-name="P11"/>
      <text:h text:style-name="P40" text:outline-level="2"><text:bookmark-start text:name="__RefHeading___Toc266_1209043716"/>Low Level Access<text:bookmark-end text:name="__RefHeading___Toc266_1209043716"/></text:h>
      <text:p text:style-name="P23">Get Info Pin, Type, Min,Max, … TODO</text:p>
      <text:p text:style-name="P24">Set Pin Value</text:p>
      <text:p text:style-name="P24">Get Pin Value</text:p>
      <text:p text:style-name="P24">Set Pin DDR</text:p>
      <text:p text:style-name="P24">Get Pin DDR</text:p>
      <text:p text:style-name="P24">Get Port Value</text:p>
      <text:p text:style-name="P24">Set Port Value</text:p>
      <text:p text:style-name="P24">Get Port DDR</text:p>
      <text:p text:style-name="P24">Set Port DDR</text:p>
      <text:p text:style-name="P24"/>
      <text:p text:style-name="P25"/>
      <text:h text:style-name="P37" text:outline-level="2"/>
      <text:h text:style-name="P40" text:outline-level="2"><text:bookmark-start text:name="__RefHeading___Toc218_2010554431"/><text:span text:style-name="T2">Programmable </text:span>Flash <text:span text:style-name="T2">ROM</text:span><text:bookmark-end text:name="__RefHeading___Toc218_2010554431"/></text:h>
      <text:h text:style-name="Heading_20_3" text:outline-level="3"><text:bookmark-start text:name="__RefHeading___Toc220_2010554431"/>Request <text:span text:style-name="T4">Flash Memory Info</text:span><text:bookmark-end text:name="__RefHeading___Toc220_2010554431"/></text:h>
      <text:p text:style-name="P4">Request:<text:tab/><text:tab/>?<text:span text:style-name="T4">FLASH_INFO</text:span></text:p>
      <text:p text:style-name="P15">Return (data):<text:tab/><text:tab/><text:span text:style-name="T14">#Manufacturer=Manufacturer</text:span></text:p>
      <text:p text:style-name="P51">Return (data):<text:tab/><text:tab/>#Size in Bytes=Size In Bytes</text:p>
      <text:p text:style-name="P51">Return (data):<text:tab/><text:tab/>#Sector Size in Bytes=Sector Size in Bytes</text:p>
      <text:p text:style-name="P6">Return <text:span text:style-name="T5">(success)</text:span>:<text:tab/>=0,<text:span text:style-name="T13">Success Message</text:span></text:p>
      <text:p text:style-name="P7">Return <text:span text:style-name="T5">(failure)</text:span>:<text:tab/>=<text:span text:style-name="T5">Error Code</text:span>,<text:span text:style-name="T5">Error Description</text:span></text:p>
      <text:p text:style-name="P12"/>
      <text:h text:style-name="P44" text:outline-level="3"><text:bookmark-start text:name="__RefHeading___Toc268_1209043716"/>Erase <text:span text:style-name="T12">All </text:span>Flash Memory<text:bookmark-end text:name="__RefHeading___Toc268_1209043716"/></text:h>
      <text:p text:style-name="P30"><text:span text:style-name="T11">Request:<text:tab/><text:tab/></text:span>!<text:span text:style-name="T6">FLASH_ERASE_ALL</text:span></text:p>
      <text:p text:style-name="P29">Return (success):<text:tab/>=0,<text:span text:style-name="T13">Success Message</text:span></text:p>
      <text:p text:style-name="P9">Return <text:span text:style-name="T5">(failure)</text:span>:<text:tab/>=<text:span text:style-name="T5">Error Code</text:span>,<text:span text:style-name="T5">Error Description</text:span></text:p>
      <text:p text:style-name="P13"/>
      <text:h text:style-name="P45" text:outline-level="3"><text:bookmark-start text:name="__RefHeading___Toc275_1209043716"/>Erase Flash Memory <text:span text:style-name="T12">Sector</text:span><text:bookmark-end text:name="__RefHeading___Toc275_1209043716"/></text:h>
      <text:p text:style-name="P32"><text:span text:style-name="T11">Request:<text:tab/><text:tab/></text:span>!<text:span text:style-name="T6">FLASH_ERASE_SECTOR,Sector Number</text:span></text:p>
      <text:p text:style-name="P29">Return (success):<text:tab/>=0,<text:span text:style-name="T13">Success Message</text:span></text:p>
      <text:p text:style-name="P10">Return <text:span text:style-name="T5">(failure)</text:span>:<text:tab/>=<text:span text:style-name="T5">Error Code</text:span>,<text:span text:style-name="T5">Error Description</text:span></text:p>
      <text:p text:style-name="P14"/>
      <text:p text:style-name="P22"/>
      <text:p text:style-name="P22"/>
      <text:p text:style-name="P22">!<text:span text:style-name="T6">FLASH_ERASE,SECTOR,Sector Number</text:span></text:p>
      <text:p text:style-name="P22"/>
      <text:p text:style-name="P31"/>
      <text:p text:style-name="P31"/>
      <text:p text:style-name="P31">Return (progress):<text:tab/>@Percentage</text:p>
      <text:p text:style-name="P28"/>
      <text:h text:style-name="P46" text:outline-level="3"><text:bookmark-start text:name="__RefHeading___Toc222_20105544311"/>Download from Programmer RAM <text:span text:style-name="T19">to PC</text:span><text:bookmark-end text:name="__RefHeading___Toc222_20105544311"/></text:h>
      <text:p text:style-name="P19">&lt;<text:span text:style-name="T18">RAM</text:span></text:p>
      <text:p text:style-name="P56">&lt;RAM,Start Address,End Address</text:p>
      <text:p text:style-name="P56"/>
      <text:h text:style-name="P47" text:outline-level="3"><text:bookmark-start text:name="__RefHeading___Toc234_2010554431"/>Upload from PC to Programmer RAM<text:bookmark-end text:name="__RefHeading___Toc234_2010554431"/></text:h>
      <text:p text:style-name="P21"><text:span text:style-name="T10">&gt;</text:span>RAM,Start Address,End Address,</text:p>
      <text:p text:style-name="P27">#Data</text:p>
      <text:p text:style-name="P20"><text:soft-page-break/></text:p>
      <text:h text:style-name="Heading_20_3" text:outline-level="3"><text:bookmark-start text:name="__RefHeading___Toc236_2010554431"/>Download to Programmer RAM from Flash ROM<text:bookmark-end text:name="__RefHeading___Toc236_2010554431"/></text:h>
      <text:p text:style-name="P27">&lt;ROM,</text:p>
      <text:h text:style-name="Heading_20_3" text:outline-level="3"><text:bookmark-start text:name="__RefHeading___Toc238_2010554431"/>Upload from Programmer RAM to Fl<text:span text:style-name="T6">a</text:span>sh ROM<text:bookmark-end text:name="__RefHeading___Toc238_2010554431"/></text:h>
      <text:p text:style-name="P18"/>
      <text:p text:style-name="P18"/>
      <text:p text:style-name="P3"/>
      <text:h text:style-name="P48" text:outline-level="3"><text:bookmark-start text:name="__RefHeading___Toc224_20105544311"/><text:span text:style-name="T3">YYY</text:span> Info<text:bookmark-end text:name="__RefHeading___Toc224_20105544311"/></text:h>
      <text:p text:style-name="P2"/>
      <text:h text:style-name="P38" text:outline-level="2"><text:bookmark-start text:name="__RefHeading___Toc226_2010554431"/>ROM <text:span text:style-name="T17">Dumper</text:span><text:bookmark-end text:name="__RefHeading___Toc226_2010554431"/></text:h>
      <text:p text:style-name="P1"/>
      <text:p text:style-name="P8"/>
      <text:h text:style-name="P48" text:outline-level="3"><text:bookmark-start text:name="__RefHeading___Toc222_2010554431"/><text:span text:style-name="T3">XXX</text:span> Size<text:bookmark-end text:name="__RefHeading___Toc222_2010554431"/></text:h>
      <text:p text:style-name="P3"/>
      <text:h text:style-name="P48" text:outline-level="3"><text:bookmark-start text:name="__RefHeading___Toc224_2010554431"/><text:span text:style-name="T3">YYY</text:span> Info<text:bookmark-end text:name="__RefHeading___Toc224_2010554431"/></text:h>
      <text:p text:style-name="P2"/>
      <text:h text:style-name="P39" text:outline-level="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5:54:13.079000000</meta:creation-date>
    <dc:date>2019-02-13T17:29:22.092000000</dc:date>
    <meta:editing-duration>PT3H44M24S</meta:editing-duration>
    <meta:editing-cycles>54</meta:editing-cycles>
    <meta:generator>LibreOffice/6.0.7.3$Windows_x86 LibreOffice_project/dc89aa7a9eabfd848af146d5086077aeed2ae4a5</meta:generator>
    <meta:document-statistic meta:table-count="0" meta:image-count="0" meta:object-count="0" meta:page-count="8" meta:paragraph-count="105" meta:word-count="390" meta:character-count="2405" meta:non-whitespace-character-count="2098"/>
  </office:meta>
</office:document-meta>
</file>